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835in" fo:text-align="start" style:justify-single-word="false"/>
    </style:style>
    <style:style style:name="P2" style:family="paragraph" style:parent-style-name="Text_20_body">
      <style:paragraph-properties fo:margin-top="0in" fo:margin-bottom="0.0835in" fo:text-align="start" style:justify-single-word="false"/>
    </style:style>
    <style:style style:name="P3" style:family="paragraph" style:parent-style-name="Heading" style:master-page-name="Standard">
      <style:paragraph-properties fo:margin-top="0.1665in" fo:margin-bottom="0.0835in" fo:text-align="center" style:justify-single-word="false" style:page-number="auto"/>
    </style:style>
    <style:style style:name="P4" style:family="paragraph" style:parent-style-name="Preformatted_20_Text">
      <style:paragraph-properties fo:margin-left="0.4925in" fo:margin-right="0in" fo:text-indent="0in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voking a GPDL Program</text:p>
      <text:p text:style-name="P1"><text:a xlink:type="simple" xlink:href="../DungeonCraftHelp.html"><text:span text:style-name="Internet_20_link">DungeonCraft Help Home</text:span></text:a></text:p>
      <text:p text:style-name="P1">The compiled GPDL program must be named "talk.bin", a name that reflects its first use as a primitive conversation generator.</text:p>
      <text:p text:style-name="P1">During gameplay, a GPDL function is invoked by special text in a text event. <text:s/>This method may seem a bit strange but, like the human appendix, it has a reason that can only be discovered by study of ancient history.</text:p>
      <text:p text:style-name="P1">In a text event, you put:</text:p>
      <text:p text:style-name="P4">**SHAZAM**functionname(parameters)</text:p>
      <text:p text:style-name="Text_20_body">as the first characters. <text:s/>Anything after that will be ignored. <text:s/>The function must have been declared $PUBLIC and must have the same number of formal parameters as provided in the call.</text:p>
      <text:p text:style-name="P1">For example:</text:p>
      <text:p text:style-name="P4">**SHAZAM**checkForApples(3)Check for any apples in backpack</text:p>
      <text:p text:style-name="P1">might be used to determine if the third player in a party has any apples. <text:s/>The text "Check for any apples in the backpack" will be treated as a comment.</text:p>
      <text:p text:style-name="P1">In the program itself there must be a function of one paramter named checkForApples. <text:s/>Example:</text:p>
      <text:p text:style-name="P4">$PUBLIC $FUNC checkForApples ( playerNum )<text:line-break/>{<text:line-break/>   $IF ( $IF_CHAR_ATTR(playerNum,"Apples") )<text:line-break/>   {<text:line-break/>      $SAY ( "Eat your apples, Stupid!");<text:line-break/>   };<text:line-break/>} checkForApples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SimSun1" svg:font-family="SimSun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1" style:font-size-asian="14pt" style:font-name-complex="Tahoma2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>
        <style:tab-stops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voking a GPDL Program</dc:title>
    <meta:initial-creator>Paul Stevens</meta:initial-creator>
    <meta:creation-date>2010-05-06T21:05:43</meta:creation-date>
    <meta:editing-duration>PT574H31M41S</meta:editing-duration>
    <meta:generator>OpenOffice.org/3.2$Win32 OpenOffice.org_project/320m12$Build-9483</meta:generator>
    <dc:date>2010-05-07T22:14:58.52</dc:date>
    <dc:creator>Paul Stevens</dc:creator>
    <meta:editing-cycles>3</meta:editing-cycles>
    <meta:document-statistic meta:table-count="0" meta:image-count="0" meta:object-count="0" meta:page-count="1" meta:paragraph-count="12" meta:word-count="180" meta:character-count="1106"/>
  </office:meta>
</office:document-meta>
</file>